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actéristiques communes à tous les mutants</text:p>
      <text:p text:style-name="P1"/>
      <text:p text:style-name="P2">- les système digestif mute pour nourrir le parasite et maintenir le nouveau corps en vie, devenant exclusivement carniv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5:51:14.85</dc:date>
    <meta:editing-duration>PT14M28S</meta:editing-duration>
    <meta:editing-cycles>17</meta:editing-cycles>
    <meta:generator>OpenOffice/4.1.5$Win32 OpenOffice.org_project/415m1$Build-9789</meta:generator>
    <dc:creator>Thibault Martin-Teyssier</dc:creator>
    <meta:document-statistic meta:table-count="0" meta:image-count="0" meta:object-count="0" meta:page-count="1" meta:paragraph-count="2" meta:word-count="25" meta:character-count="168"/>
  </office:meta>
</office:document-meta>
</file>